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11fbf5" officeooo:paragraph-rsid="0011fbf5"/>
    </style:style>
    <style:style style:name="P2" style:family="paragraph" style:parent-style-name="Standard">
      <style:paragraph-properties fo:text-align="center" style:justify-single-word="false"/>
      <style:text-properties fo:font-weight="bold" officeooo:rsid="0011fbf5" officeooo:paragraph-rsid="0011fbf5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officeooo:rsid="0011fbf5" officeooo:paragraph-rsid="0011fbf5"/>
    </style:style>
    <style:style style:name="P4" style:family="paragraph" style:parent-style-name="Standard">
      <style:paragraph-properties fo:text-align="start" style:justify-single-word="false"/>
      <style:text-properties officeooo:rsid="00139417" officeooo:paragraph-rsid="0013941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SQL Assignment – 3</text:p>
      <text:p text:style-name="P1">1. Does ANSI recognize the data type DATE?</text:p>
      <text:p text:style-name="P4">Ans. No, ANSI doesn’t recognize the data type DATE. </text:p>
      <text:p text:style-name="P4"/>
      <text:p text:style-name="P1">2. Which subdivision of the SQL is used to insert values in tables?</text:p>
      <text:p text:style-name="P4">Ans. INSERT statements are used to insert values in the tables.</text:p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1T23:31:42.320547559</meta:creation-date>
    <dc:date>2023-09-13T21:13:12.598589475</dc:date>
    <meta:editing-duration>PT29M44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5" meta:word-count="44" meta:character-count="242" meta:non-whitespace-character-count="201"/>
  </office:meta>
</office:document-meta>
</file>